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impleType.isEqual( String one , String two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impleType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Type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Type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Type.equals( Object obj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impleType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